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cm" draw:marker-start-width="0.279cm" draw:marker-end-width="0.279cm" draw:fill="none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3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padding-top="0.087cm" fo:padding-bottom="0.087cm" fo:padding-left="0.212cm" fo:padding-right="0.212cm" draw:shadow="hidden"/>
    </style:style>
    <style:style style:name="gr4" style:family="graphic" style:parent-style-name="standard">
      <style:graphic-properties svg:stroke-width="0cm" draw:marker-start-width="0.2cm" draw:marker-end-width="0.2cm" draw:fill="solid" draw:fill-color="#000000" draw:textarea-horizontal-align="justify" draw:textarea-vertical-align="middle" draw:auto-grow-height="false" fo:padding-top="0.087cm" fo:padding-bottom="0.087cm" fo:padding-left="0.212cm" fo:padding-right="0.212cm" draw:shadow="hidden" draw:shadow-offset-x="0.305cm" draw:shadow-offset-y="0.305cm"/>
    </style:style>
    <style:style style:name="gr5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3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4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5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6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7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8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9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0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1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2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3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4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5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6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7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8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9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0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7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8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49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0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1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2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3" style:family="graphic" style:parent-style-name="standard">
      <style:graphic-properties svg:stroke-width="0cm" draw:marker-start-width="0.279cm" draw:marker-end-width="0.279cm" draw:textarea-horizontal-align="center" draw:textarea-vertical-align="middle" fo:padding-top="0.087cm" fo:padding-bottom="0.087cm" fo:padding-left="0.212cm" fo:padding-right="0.212cm"/>
    </style:style>
    <style:style style:name="gr54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false" fo:min-height="0.891cm" fo:min-width="1.374cm" fo:padding-top="0.087cm" fo:padding-bottom="0.087cm" fo:padding-left="0.212cm" fo:padding-right="0.212cm"/>
    </style:style>
    <style:style style:name="gr55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false" fo:min-height="0.891cm" fo:min-width="1.39cm" fo:padding-top="0.087cm" fo:padding-bottom="0.087cm" fo:padding-left="0.212cm" fo:padding-right="0.212cm"/>
    </style:style>
    <style:style style:name="gr56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false" fo:min-height="0.891cm" fo:min-width="1.42cm" fo:padding-top="0.087cm" fo:padding-bottom="0.087cm" fo:padding-left="0.212cm" fo:padding-right="0.212cm"/>
    </style:style>
    <style:style style:name="gr57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gr58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false" fo:min-height="0.527cm" fo:min-width="0.42cm" fo:padding-top="0.087cm" fo:padding-bottom="0.087cm" fo:padding-left="0.212cm" fo:padding-right="0.212cm"/>
    </style:style>
    <style:style style:name="gr59" style:family="graphic" style:parent-style-name="standard">
      <style:graphic-properties draw:stroke="none" svg:stroke-width="0cm" svg:stroke-color="#000000" draw:marker-start-width="0.279cm" draw:marker-end-width="0.279cm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60" style:family="graphic" style:parent-style-name="standard">
      <style:graphic-properties draw:ole-draw-aspect="1" style:protect="size"/>
    </style:style>
    <style:style style:name="gr61" style:family="graphic" style:parent-style-name="standard">
      <style:graphic-properties draw:stroke="dash" draw:stroke-dash="Ultrafine_20_Dashed"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text-properties fo:font-size="8pt" style:font-size-asian="8pt" style:font-size-complex="8pt"/>
    </style:style>
    <style:style style:name="P2" style:family="paragraph">
      <style:paragraph-properties fo:text-align="center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59cm" svg:height="0.569cm" svg:x="0.832cm" svg:y="1.607cm">
          <draw:text-box>
            <text:p><text:span text:style-name="T1">5</text:span></text:p>
          </draw:text-box>
        </draw:frame>
        <draw:frame draw:style-name="gr1" draw:text-style-name="P1" draw:layer="layout" svg:width="0.659cm" svg:height="0.569cm" draw:transform="rotate (-1.57079632679579) translate (2.275cm 0.714cm)">
          <draw:text-box>
            <text:p><text:span text:style-name="T1">7</text:span></text:p>
          </draw:text-box>
        </draw:frame>
        <draw:g>
          <draw:path draw:style-name="gr2" draw:text-style-name="P2" draw:layer="layout" svg:width="0.587cm" svg:height="0.217cm" svg:x="1.718cm" svg:y="0.945cm" svg:viewBox="0 0 588 218" svg:d="m516 214c-68-19-139-29-214-29-81 0-159 12-231 33l-71-172c94-30 196-46 303-46 100 0 195 14 285 41z">
            <text:p/>
          </draw:path>
          <draw:path draw:style-name="gr2" draw:text-style-name="P2" draw:layer="layout" svg:width="0.475cm" svg:height="0.474cm" svg:x="1.173cm" svg:y="1.048cm" svg:viewBox="0 0 476 475" svg:d="m476 173c-128 69-232 173-300 302l-176-72c89-175 230-315 405-403z">
            <text:p/>
          </draw:path>
          <draw:path draw:style-name="gr2" draw:text-style-name="P2" draw:layer="layout" svg:width="0.223cm" svg:height="0.594cm" svg:x="1.067cm" svg:y="1.591cm" svg:viewBox="0 0 224 595" svg:d="m224 73c-21 71-32 147-32 227 0 77 10 150 30 220l-181 75c-27-90-41-187-41-287 0-109 17-212 48-308z">
            <text:p/>
          </draw:path>
          <draw:path draw:style-name="gr2" draw:text-style-name="P2" draw:layer="layout" svg:width="0.484cm" svg:height="0.494cm" svg:x="1.163cm" svg:y="2.252cm" svg:viewBox="0 0 485 495" svg:d="m182 0c68 131 173 238 303 309l-77 186c-178-92-321-238-408-420z">
            <text:p/>
          </draw:path>
          <draw:path draw:style-name="gr2" draw:text-style-name="P2" draw:layer="layout" svg:width="0.604cm" svg:height="0.234cm" svg:x="1.711cm" svg:y="2.619cm" svg:viewBox="0 0 605 235" svg:d="m77 0c73 22 151 34 232 34 77 0 150-11 219-30l77 187c-92 29-191 44-295 44-109 0-213-17-310-49z">
            <text:p/>
          </draw:path>
          <draw:path draw:style-name="gr2" draw:text-style-name="P2" draw:layer="layout" svg:width="0.503cm" svg:height="0.51cm" svg:x="2.38cm" svg:y="2.243cm" svg:viewBox="0 0 504 511" svg:d="m0 325c139-72 251-185 321-325l183 76c-89 190-239 343-427 435z">
            <text:p/>
          </draw:path>
          <draw:path draw:style-name="gr2" draw:text-style-name="P2" draw:layer="layout" svg:width="0.226cm" svg:height="0.589cm" svg:x="2.749cm" svg:y="1.586cm" svg:viewBox="0 0 227 590" svg:d="m6 514c18-66 27-136 27-209 0-81-11-159-33-231l178-74c32 97 49 202 49 313 0 97-13 190-38 277z">
            <text:p/>
          </draw:path>
          <draw:path draw:style-name="gr2" draw:text-style-name="P2" draw:layer="layout" svg:width="0.491cm" svg:height="0.479cm" svg:x="2.376cm" svg:y="1.04cm" svg:viewBox="0 0 492 480" svg:d="m314 480c-71-132-180-239-314-307l72-173c181 87 327 229 420 406z">
            <text:p/>
          </draw:path>
          <draw:frame draw:style-name="gr1" draw:text-style-name="P1" draw:layer="layout" svg:width="0.659cm" svg:height="0.569cm" svg:x="2.54cm" svg:y="1.587cm">
            <draw:text-box>
              <text:p><text:span text:style-name="T1">1</text:span></text:p>
            </draw:text-box>
          </draw:frame>
          <draw:frame draw:style-name="gr1" draw:text-style-name="P1" draw:layer="layout" svg:width="0.659cm" svg:height="0.569cm" draw:transform="rotate (-0.392699081699837) translate (2.462cm 2.085cm)">
            <draw:text-box>
              <text:p><text:span text:style-name="T1">2</text:span></text:p>
            </draw:text-box>
          </draw:frame>
          <draw:frame draw:style-name="gr1" draw:text-style-name="P1" draw:layer="layout" svg:width="0.659cm" svg:height="0.569cm" draw:transform="rotate (-1.57079632679579) translate (2.305cm 2.411cm)">
            <draw:text-box>
              <text:p><text:span text:style-name="T1">3</text:span></text:p>
            </draw:text-box>
          </draw:frame>
          <draw:frame draw:style-name="gr1" draw:text-style-name="P1" draw:layer="layout" svg:width="0.659cm" svg:height="0.569cm" draw:transform="rotate (0.39269908169865) translate (0.984cm 2.347cm)">
            <draw:text-box>
              <text:p><text:span text:style-name="T1">4</text:span></text:p>
            </draw:text-box>
          </draw:frame>
          <draw:frame draw:style-name="gr1" draw:text-style-name="P1" draw:layer="layout" svg:width="0.659cm" svg:height="0.569cm" draw:transform="rotate (-0.392699081699837) translate (1.202cm 0.916cm)">
            <draw:text-box>
              <text:p><text:span text:style-name="T1">6</text:span></text:p>
            </draw:text-box>
          </draw:frame>
          <draw:frame draw:style-name="gr1" draw:text-style-name="P1" draw:layer="layout" svg:width="0.659cm" svg:height="0.569cm" draw:transform="rotate (0.39269908169865) translate (2.234cm 1.162cm)">
            <draw:text-box>
              <text:p><text:span text:style-name="T1">8</text:span></text:p>
            </draw:text-box>
          </draw:frame>
        </draw:g>
        <draw:path draw:style-name="gr3" draw:text-style-name="P2" draw:layer="layout" svg:width="0.162cm" svg:height="0.282cm" svg:x="2.621cm" svg:y="1.738cm" svg:viewBox="0 0 163 283" svg:d="m1 249c7-34 10-69 10-105 0-38-4-75-11-110l148-34c10 48 15 98 15 149 0 46-4 91-12 134z">
          <text:p/>
        </draw:path>
        <draw:path draw:style-name="gr4" draw:text-style-name="P2" draw:layer="layout" svg:width="0.162cm" svg:height="0.282cm" draw:transform="rotate (3.10668606854932) translate (1.41675045291774cm 2.01465037742031cm)" svg:viewBox="0 0 163 283" svg:d="m1-3679c7-34 10-69 10-105 0-38-4-75-11-110l148-34c10 48 15 98 15 149 0 46-4 91-12 134z">
          <text:p/>
        </draw:path>
        <draw:g>
          <draw:ellipse draw:style-name="gr5" draw:text-style-name="P3" draw:layer="layout" svg:width="0.16cm" svg:height="0.566cm" draw:transform="rotate (-2.74889357189174) translate (1.955cm 0.912cm)" draw:kind="arc" draw:start-angle="180.43" draw:end-angle="0.26">
            <text:p/>
          </draw:ellipse>
          <draw:ellipse draw:style-name="gr6" draw:text-style-name="P3" draw:layer="layout" svg:width="0.161cm" svg:height="0.566cm" draw:transform="rotate (-2.74889357189174) translate (1.807cm 0.974cm)" draw:kind="arc" draw:start-angle="180.43" draw:end-angle="0.26">
            <text:p/>
          </draw:ellipse>
          <draw:ellipse draw:style-name="gr7" draw:text-style-name="P3" draw:layer="layout" svg:width="0.162cm" svg:height="0.567cm" draw:transform="rotate (-2.74889357189174) translate (1.658cm 1.035cm)" draw:kind="arc" draw:start-angle="180.43" draw:end-angle="0.26">
            <text:p/>
          </draw:ellipse>
          <draw:ellipse draw:style-name="gr8" draw:text-style-name="P3" draw:layer="layout" svg:width="0.16cm" svg:height="0.566cm" draw:transform="rotate (-2.74889357189174) translate (1.508cm 1.097cm)" draw:kind="arc" draw:start-angle="180.43" draw:end-angle="0.26">
            <text:p/>
          </draw:ellipse>
          <draw:line draw:style-name="gr9" draw:text-style-name="P3" draw:layer="layout" svg:x1="1.252cm" svg:y1="0.898cm" svg:x2="1.16cm" svg:y2="0.936cm">
            <text:p/>
          </draw:line>
          <draw:line draw:style-name="gr10" draw:text-style-name="P3" draw:layer="layout" svg:x1="1.939cm" svg:y1="0.614cm" svg:x2="1.848cm" svg:y2="0.652cm">
            <text:p/>
          </draw:line>
        </draw:g>
        <draw:g>
          <draw:ellipse draw:style-name="gr11" draw:text-style-name="P3" draw:layer="layout" svg:width="0.16cm" svg:height="0.566cm" draw:transform="rotate (-1.96349540849444) translate (1.288cm 1.238cm)" draw:kind="arc" draw:start-angle="180.43" draw:end-angle="0.26">
            <text:p/>
          </draw:ellipse>
          <draw:ellipse draw:style-name="gr12" draw:text-style-name="P3" draw:layer="layout" svg:width="0.161cm" svg:height="0.566cm" draw:transform="rotate (-1.96349540849444) translate (1.228cm 1.387cm)" draw:kind="arc" draw:start-angle="180.43" draw:end-angle="0.26">
            <text:p/>
          </draw:ellipse>
          <draw:ellipse draw:style-name="gr13" draw:text-style-name="P3" draw:layer="layout" svg:width="0.162cm" svg:height="0.567cm" draw:transform="rotate (-1.96349540849444) translate (1.165cm 1.535cm)" draw:kind="arc" draw:start-angle="180.43" draw:end-angle="0.26">
            <text:p/>
          </draw:ellipse>
          <draw:ellipse draw:style-name="gr14" draw:text-style-name="P3" draw:layer="layout" svg:width="0.16cm" svg:height="0.566cm" draw:transform="rotate (-1.96349540849444) translate (1.103cm 1.685cm)" draw:kind="arc" draw:start-angle="180.43" draw:end-angle="0.26">
            <text:p/>
          </draw:ellipse>
          <draw:line draw:style-name="gr15" draw:text-style-name="P3" draw:layer="layout" svg:x1="0.782cm" svg:y1="1.725cm" svg:x2="0.744cm" svg:y2="1.817cm">
            <text:p/>
          </draw:line>
          <draw:line draw:style-name="gr16" draw:text-style-name="P3" draw:layer="layout" svg:x1="1.066cm" svg:y1="1.038cm" svg:x2="1.028cm" svg:y2="1.129cm">
            <text:p/>
          </draw:line>
        </draw:g>
        <draw:g draw:id="id5">
          <draw:glue-point draw:id="4" svg:x="5.221cm" svg:y="1.63cm"/>
          <draw:ellipse draw:style-name="gr17" draw:text-style-name="P3" draw:layer="layout" svg:width="0.16cm" svg:height="0.566cm" draw:transform="rotate (1.96175007924126) translate (2.814cm 1.386cm)" draw:kind="arc" draw:start-angle="179.8" draw:end-angle="359.6">
            <text:p/>
          </draw:ellipse>
          <draw:ellipse draw:style-name="gr18" draw:text-style-name="P3" draw:layer="layout" svg:width="0.161cm" svg:height="0.566cm" draw:transform="rotate (1.96506620482004) translate (2.876cm 1.535cm)" draw:kind="arc" draw:start-angle="179.59" draw:end-angle="359.37">
            <text:p/>
          </draw:ellipse>
          <draw:ellipse draw:style-name="gr19" draw:text-style-name="P3" draw:layer="layout" svg:width="0.162cm" svg:height="0.567cm" draw:transform="rotate (1.96279727679245) translate (2.938cm 1.685cm)" draw:kind="arc" draw:start-angle="179.8" draw:end-angle="359.6">
            <text:p/>
          </draw:ellipse>
          <draw:ellipse draw:style-name="gr20" draw:text-style-name="P3" draw:layer="layout" svg:width="0.16cm" svg:height="0.566cm" draw:transform="rotate (1.96175007924126) translate (2.999cm 1.833cm)" draw:kind="arc" draw:start-angle="179.8" draw:end-angle="359.6">
            <text:p/>
          </draw:ellipse>
          <draw:line draw:style-name="gr21" draw:text-style-name="P3" draw:layer="layout" svg:x1="3.26cm" svg:y1="1.725cm" svg:x2="3.298cm" svg:y2="1.817cm">
            <text:p/>
          </draw:line>
          <draw:line draw:style-name="gr22" draw:text-style-name="P3" draw:layer="layout" svg:x1="2.975cm" svg:y1="1.038cm" svg:x2="3.013cm" svg:y2="1.129cm">
            <text:p/>
          </draw:line>
        </draw:g>
        <draw:g>
          <draw:ellipse draw:style-name="gr23" draw:text-style-name="P3" draw:layer="layout" svg:width="0.16cm" svg:height="0.566cm" draw:transform="rotate (0.39269908169865) translate (2.059cm 2.881cm)" draw:kind="arc" draw:start-angle="180.43" draw:end-angle="0.26">
            <text:p/>
          </draw:ellipse>
          <draw:ellipse draw:style-name="gr24" draw:text-style-name="P3" draw:layer="layout" svg:width="0.161cm" svg:height="0.566cm" draw:transform="rotate (0.39269908169865) translate (2.207cm 2.819cm)" draw:kind="arc" draw:start-angle="180.43" draw:end-angle="0.26">
            <text:p/>
          </draw:ellipse>
          <draw:ellipse draw:style-name="gr25" draw:text-style-name="P3" draw:layer="layout" svg:width="0.162cm" svg:height="0.567cm" draw:transform="rotate (0.39269908169865) translate (2.356cm 2.758cm)" draw:kind="arc" draw:start-angle="180.43" draw:end-angle="0.26">
            <text:p/>
          </draw:ellipse>
          <draw:ellipse draw:style-name="gr26" draw:text-style-name="P3" draw:layer="layout" svg:width="0.16cm" svg:height="0.566cm" draw:transform="rotate (0.39269908169865) translate (2.506cm 2.696cm)" draw:kind="arc" draw:start-angle="180.43" draw:end-angle="0.26">
            <text:p/>
          </draw:ellipse>
          <draw:line draw:style-name="gr27" draw:text-style-name="P3" draw:layer="layout" svg:x1="2.762cm" svg:y1="2.895cm" svg:x2="2.854cm" svg:y2="2.857cm">
            <text:p/>
          </draw:line>
          <draw:line draw:style-name="gr28" draw:text-style-name="P3" draw:layer="layout" svg:x1="2.075cm" svg:y1="3.18cm" svg:x2="2.166cm" svg:y2="3.142cm">
            <text:p/>
          </draw:line>
        </draw:g>
        <draw:g>
          <draw:ellipse draw:style-name="gr29" draw:text-style-name="P3" draw:layer="layout" svg:width="0.16cm" svg:height="0.566cm" draw:transform="rotate (2.75063890114254) translate (2.234cm 0.974cm)" draw:kind="arc" draw:start-angle="179.8" draw:end-angle="359.37">
            <text:p/>
          </draw:ellipse>
          <draw:ellipse draw:style-name="gr30" draw:text-style-name="P3" draw:layer="layout" svg:width="0.161cm" svg:height="0.566cm" draw:transform="rotate (2.74732277556376) translate (2.383cm 1.037cm)" draw:kind="arc" draw:start-angle="180" draw:end-angle="359.6">
            <text:p/>
          </draw:ellipse>
          <draw:ellipse draw:style-name="gr31" draw:text-style-name="P3" draw:layer="layout" svg:width="0.162cm" svg:height="0.567cm" draw:transform="rotate (2.74959170359135) translate (2.533cm 1.098cm)" draw:kind="arc" draw:start-angle="179.8" draw:end-angle="359.6">
            <text:p/>
          </draw:ellipse>
          <draw:ellipse draw:style-name="gr32" draw:text-style-name="P3" draw:layer="layout" svg:width="0.16cm" svg:height="0.566cm" draw:transform="rotate (2.75063890114254) translate (2.681cm 1.159cm)" draw:kind="arc" draw:start-angle="179.8" draw:end-angle="359.37">
            <text:p/>
          </draw:ellipse>
          <draw:line draw:style-name="gr33" draw:text-style-name="P3" draw:layer="layout" svg:x1="2.789cm" svg:y1="0.899cm" svg:x2="2.881cm" svg:y2="0.937cm">
            <text:p/>
          </draw:line>
          <draw:line draw:style-name="gr34" draw:text-style-name="P3" draw:layer="layout" svg:x1="2.102cm" svg:y1="0.615cm" svg:x2="2.193cm" svg:y2="0.653cm">
            <text:p/>
          </draw:line>
        </draw:g>
        <draw:g draw:id="id2">
          <draw:glue-point draw:id="4" svg:x="5.019cm" svg:y="-1.797cm"/>
          <draw:glue-point draw:id="5" svg:x="1.293cm" svg:y="3.94cm"/>
          <draw:ellipse draw:style-name="gr35" draw:text-style-name="P3" draw:layer="layout" svg:width="0.16cm" svg:height="0.566cm" draw:transform="rotate (1.17635191584396) translate (2.754cm 2.555cm)" draw:kind="arc" draw:start-angle="180.61" draw:end-angle="0.2">
            <text:p/>
          </draw:ellipse>
          <draw:ellipse draw:style-name="gr36" draw:text-style-name="P3" draw:layer="layout" svg:width="0.161cm" svg:height="0.566cm" draw:transform="rotate (1.17966804142274) translate (2.815cm 2.406cm)" draw:kind="arc" draw:start-angle="180.4" draw:end-angle="0">
            <text:p/>
          </draw:ellipse>
          <draw:ellipse draw:style-name="gr37" draw:text-style-name="P3" draw:layer="layout" svg:width="0.162cm" svg:height="0.567cm" draw:transform="rotate (1.17739911339515) translate (2.877cm 2.258cm)" draw:kind="arc" draw:start-angle="180.4" draw:end-angle="0.2">
            <text:p/>
          </draw:ellipse>
          <draw:ellipse draw:style-name="gr38" draw:text-style-name="P3" draw:layer="layout" svg:width="0.16cm" svg:height="0.566cm" draw:transform="rotate (1.17635191584396) translate (2.939cm 2.108cm)" draw:kind="arc" draw:start-angle="180.61" draw:end-angle="0.2">
            <text:p/>
          </draw:ellipse>
          <draw:line draw:style-name="gr39" draw:text-style-name="P3" draw:layer="layout" svg:x1="3.261cm" svg:y1="2.068cm" svg:x2="3.299cm" svg:y2="1.976cm">
            <text:p/>
          </draw:line>
          <draw:line draw:style-name="gr40" draw:text-style-name="P3" draw:layer="layout" svg:x1="2.976cm" svg:y1="2.754cm" svg:x2="3.014cm" svg:y2="2.663cm">
            <text:p/>
          </draw:line>
        </draw:g>
        <draw:g>
          <draw:ellipse draw:style-name="gr41" draw:text-style-name="P3" draw:layer="layout" svg:width="0.16cm" svg:height="0.566cm" draw:transform="rotate (-1.17984257434913) translate (1.226cm 2.427cm)" draw:kind="arc" draw:start-angle="179.8" draw:end-angle="359.6">
            <text:p/>
          </draw:ellipse>
          <draw:ellipse draw:style-name="gr42" draw:text-style-name="P3" draw:layer="layout" svg:width="0.161cm" svg:height="0.566cm" draw:transform="rotate (-1.17652644877034) translate (1.164cm 2.278cm)" draw:kind="arc" draw:start-angle="179.59" draw:end-angle="359.37">
            <text:p/>
          </draw:ellipse>
          <draw:ellipse draw:style-name="gr43" draw:text-style-name="P3" draw:layer="layout" svg:width="0.162cm" svg:height="0.567cm" draw:transform="rotate (-1.17879537679793) translate (1.102cm 2.128cm)" draw:kind="arc" draw:start-angle="179.8" draw:end-angle="359.6">
            <text:p/>
          </draw:ellipse>
          <draw:ellipse draw:style-name="gr44" draw:text-style-name="P3" draw:layer="layout" svg:width="0.16cm" svg:height="0.566cm" draw:transform="rotate (-1.17984257434913) translate (1.041cm 1.98cm)" draw:kind="arc" draw:start-angle="179.8" draw:end-angle="359.6">
            <text:p/>
          </draw:ellipse>
          <draw:line draw:style-name="gr45" draw:text-style-name="P3" draw:layer="layout" svg:x1="0.78cm" svg:y1="2.088cm" svg:x2="0.742cm" svg:y2="1.996cm">
            <text:p/>
          </draw:line>
          <draw:line draw:style-name="gr46" draw:text-style-name="P3" draw:layer="layout" svg:x1="1.065cm" svg:y1="2.775cm" svg:x2="1.027cm" svg:y2="2.684cm">
            <text:p/>
          </draw:line>
        </draw:g>
        <draw:g>
          <draw:ellipse draw:style-name="gr47" draw:text-style-name="P3" draw:layer="layout" svg:width="0.16cm" svg:height="0.566cm" draw:transform="rotate (-0.390953752447843) translate (1.824cm 2.799cm)" draw:kind="arc" draw:start-angle="179.8" draw:end-angle="359.37">
            <text:p/>
          </draw:ellipse>
          <draw:ellipse draw:style-name="gr48" draw:text-style-name="P3" draw:layer="layout" svg:width="0.161cm" svg:height="0.566cm" draw:transform="rotate (-0.394269878026632) translate (1.675cm 2.736cm)" draw:kind="arc" draw:start-angle="180" draw:end-angle="359.6">
            <text:p/>
          </draw:ellipse>
          <draw:ellipse draw:style-name="gr49" draw:text-style-name="P3" draw:layer="layout" svg:width="0.162cm" svg:height="0.567cm" draw:transform="rotate (-0.392000949999039) translate (1.525cm 2.675cm)" draw:kind="arc" draw:start-angle="179.8" draw:end-angle="359.6">
            <text:p/>
          </draw:ellipse>
          <draw:ellipse draw:style-name="gr50" draw:text-style-name="P3" draw:layer="layout" svg:width="0.16cm" svg:height="0.566cm" draw:transform="rotate (-0.390953752447843) translate (1.377cm 2.614cm)" draw:kind="arc" draw:start-angle="179.8" draw:end-angle="359.37">
            <text:p/>
          </draw:ellipse>
          <draw:line draw:style-name="gr51" draw:text-style-name="P3" draw:layer="layout" svg:x1="1.269cm" svg:y1="2.874cm" svg:x2="1.177cm" svg:y2="2.836cm">
            <text:p/>
          </draw:line>
          <draw:line draw:style-name="gr52" draw:text-style-name="P3" draw:layer="layout" svg:x1="1.956cm" svg:y1="3.159cm" svg:x2="1.865cm" svg:y2="3.121cm">
            <text:p/>
          </draw:line>
        </draw:g>
        <draw:line draw:style-name="gr53" draw:text-style-name="P2" draw:layer="layout" svg:x1="3.301cm" svg:y1="1.82cm" svg:x2="2.976cm" svg:y2="1.902cm">
          <text:p/>
        </draw:line>
        <draw:line draw:style-name="gr53" draw:text-style-name="P2" draw:layer="layout" svg:x1="3.301cm" svg:y1="1.973cm" svg:x2="2.976cm" svg:y2="1.902cm">
          <text:p/>
        </draw:line>
        <draw:line draw:style-name="gr53" draw:text-style-name="P2" draw:layer="layout" svg:x1="2.986cm" svg:y1="2.755cm" svg:x2="2.701cm" svg:y2="2.572cm">
          <draw:glue-point draw:id="4" svg:x="1.122cm" svg:y="1.147cm"/>
          <text:p/>
        </draw:line>
        <draw:line draw:style-name="gr53" draw:text-style-name="P2" draw:layer="layout" svg:x1="2.854cm" svg:y1="2.857cm" svg:x2="2.701cm" svg:y2="2.572cm">
          <text:p/>
        </draw:line>
        <draw:line draw:style-name="gr53" draw:text-style-name="P2" draw:layer="layout" svg:x1="2.071cm" svg:y1="3.182cm" svg:x2="2.041cm" svg:y2="2.847cm">
          <text:p/>
        </draw:line>
        <draw:line draw:style-name="gr53" draw:text-style-name="P2" draw:layer="layout" svg:x1="1.949cm" svg:y1="3.162cm" svg:x2="2.041cm" svg:y2="2.847cm">
          <text:p/>
        </draw:line>
        <draw:line draw:style-name="gr53" draw:text-style-name="P2" draw:layer="layout" svg:x1="1.177cm" svg:y1="2.826cm" svg:x2="1.319cm" svg:y2="2.562cm">
          <text:p/>
        </draw:line>
        <draw:line draw:style-name="gr53" draw:text-style-name="P2" draw:layer="layout" svg:x1="1.065cm" svg:y1="2.775cm" svg:x2="1.319cm" svg:y2="2.562cm">
          <text:p/>
        </draw:line>
        <draw:line draw:style-name="gr53" draw:text-style-name="P2" draw:layer="layout" svg:x1="0.74cm" svg:y1="1.993cm" svg:x2="1.065cm" svg:y2="1.902cm">
          <text:p/>
        </draw:line>
        <draw:line draw:style-name="gr53" draw:text-style-name="P2" draw:layer="layout" svg:x1="0.74cm" svg:y1="1.81cm" svg:x2="1.076cm" svg:y2="1.902cm">
          <text:p/>
        </draw:line>
        <draw:line draw:style-name="gr53" draw:text-style-name="P2" draw:layer="layout" svg:x1="1.055cm" svg:y1="1.038cm" svg:x2="1.36cm" svg:y2="1.201cm">
          <text:p/>
        </draw:line>
        <draw:line draw:style-name="gr53" draw:text-style-name="P2" draw:layer="layout" svg:x1="1.157cm" svg:y1="0.936cm" svg:x2="1.36cm" svg:y2="1.201cm">
          <text:p/>
        </draw:line>
        <draw:line draw:style-name="gr53" draw:text-style-name="P2" draw:layer="layout" svg:x1="1.939cm" svg:y1="0.611cm" svg:x2="2.021cm" svg:y2="0.947cm">
          <text:p/>
        </draw:line>
        <draw:line draw:style-name="gr53" draw:text-style-name="P2" draw:layer="layout" svg:x1="2.102cm" svg:y1="0.611cm" svg:x2="2.021cm" svg:y2="0.947cm">
          <text:p/>
        </draw:line>
        <draw:line draw:style-name="gr53" draw:text-style-name="P2" draw:layer="layout" svg:x1="2.884cm" svg:y1="0.936cm" svg:x2="2.711cm" svg:y2="1.221cm">
          <text:p/>
        </draw:line>
        <draw:line draw:style-name="gr53" draw:text-style-name="P2" draw:layer="layout" svg:x1="2.976cm" svg:y1="1.038cm" svg:x2="2.711cm" svg:y2="1.221cm">
          <text:p/>
        </draw:line>
        <draw:frame draw:style-name="gr54" draw:text-style-name="P4" draw:id="id1" draw:layer="layout" svg:width="3.626cm" svg:height="1.065cm" svg:x="4.897cm" svg:y="1.442cm">
          <draw:text-box>
            <text:p><text:span text:style-name="T2">پہلی شگاف کی اندر جانب</text:span></text:p>
          </draw:text-box>
        </draw:frame>
        <draw:frame draw:style-name="gr55" draw:text-style-name="P4" draw:id="id4" draw:layer="layout" svg:width="3.762cm" svg:height="1.065cm" svg:x="4.863cm" svg:y="0.432cm">
          <draw:text-box>
            <text:p><text:span text:style-name="T2">چٹھی شگاف کی باہر جانب</text:span></text:p>
          </draw:text-box>
        </draw:frame>
        <draw:frame draw:style-name="gr56" draw:text-style-name="P4" draw:id="id3" draw:layer="layout" svg:width="3.889cm" svg:height="1.065cm" svg:x="4.927cm" svg:y="2.783cm">
          <draw:text-box>
            <text:p><text:span text:style-name="T2">پانچویں شگاف کی باہر جانب</text:span></text:p>
          </draw:text-box>
          <draw:glue-point draw:id="4" svg:x="-3.26cm" svg:y="2.717cm"/>
          <draw:glue-point draw:id="5" svg:x="-3.927cm" svg:y="0.712cm"/>
        </draw:frame>
        <draw:connector draw:style-name="gr57" draw:text-style-name="P2" draw:layer="layout" draw:type="curve" svg:x1="4.897cm" svg:y1="1.805cm" svg:x2="3.494cm" svg:y2="2.226cm" draw:start-shape="id1" draw:start-glue-point="3" draw:end-shape="id2" draw:end-glue-point="4" svg:d="m4897 1805c-1041 0-340 421-1403 421">
          <text:p/>
        </draw:connector>
        <draw:connector draw:style-name="gr57" draw:text-style-name="P2" draw:layer="layout" draw:type="curve" draw:line-skew="0.721cm -0.325cm" svg:x1="4.927cm" svg:y1="3.146cm" svg:x2="3.301cm" svg:y2="2.671cm" draw:start-shape="id3" draw:start-glue-point="3" draw:end-shape="id2" draw:end-glue-point="5" svg:d="m4927 3146c18 0 15-101-396-117s-1230 53-1230-358">
          <text:p/>
        </draw:connector>
        <draw:connector draw:style-name="gr57" draw:text-style-name="P2" draw:layer="layout" draw:type="curve" svg:x1="4.863cm" svg:y1="0.795cm" svg:x2="3.494cm" svg:y2="1.553cm" draw:start-shape="id4" draw:start-glue-point="3" draw:end-shape="id5" draw:end-glue-point="4" svg:d="m4863 795c-1015 0-331 758-1369 758">
          <text:p/>
        </draw:connector>
        <draw:frame draw:style-name="gr58" draw:text-style-name="P4" draw:layer="layout" svg:width="0.904cm" svg:height="0.726cm" svg:x="3.23cm" svg:y="2.174cm">
          <draw:text-box>
            <text:p><text:span text:style-name="T2">الف</text:span></text:p>
          </draw:text-box>
        </draw:frame>
        <draw:frame draw:style-name="gr59" draw:text-style-name="P4" draw:layer="layout" svg:width="0.604cm" svg:height="0.726cm" svg:x="2.545cm" svg:y="3.037cm">
          <draw:text-box>
            <text:p><text:span text:style-name="T2">با</text:span></text:p>
          </draw:text-box>
        </draw:frame>
        <draw:frame draw:style-name="gr59" draw:text-style-name="P4" draw:layer="layout" svg:width="0.646cm" svg:height="0.726cm" svg:x="0.949cm" svg:y="2.89cm">
          <draw:text-box>
            <text:p><text:span text:style-name="T2">ج</text:span></text:p>
          </draw:text-box>
        </draw:frame>
        <draw:frame draw:style-name="gr59" draw:text-style-name="P4" draw:layer="layout" svg:width="0.561cm" svg:height="0.726cm" svg:x="0.251cm" svg:y="2.235cm">
          <draw:text-box>
            <text:p><text:span text:style-name="T2">د</text:span></text:p>
          </draw:text-box>
        </draw:frame>
        <draw:frame draw:style-name="gr59" draw:text-style-name="P4" draw:layer="layout" svg:width="0.561cm" svg:height="0.726cm" svg:x="0.162cm" svg:y="0.879cm">
          <draw:text-box>
            <text:p><text:span text:style-name="T2">ڈ</text:span></text:p>
          </draw:text-box>
        </draw:frame>
        <draw:frame draw:style-name="gr59" draw:text-style-name="P4" draw:layer="layout" svg:width="0.561cm" svg:height="0.726cm" svg:x="0.983cm" svg:y="0cm">
          <draw:text-box>
            <text:p><text:span text:style-name="T2">ذ</text:span></text:p>
          </draw:text-box>
        </draw:frame>
        <draw:frame draw:style-name="gr59" draw:text-style-name="P4" draw:layer="layout" svg:width="0.549cm" svg:height="0.726cm" svg:x="2.529cm" svg:y="-0.066cm">
          <draw:text-box>
            <text:p><text:span text:style-name="T2">ر</text:span></text:p>
          </draw:text-box>
        </draw:frame>
        <draw:frame draw:style-name="gr59" draw:text-style-name="P4" draw:layer="layout" svg:width="0.549cm" svg:height="0.726cm" svg:x="3.271cm" svg:y="0.726cm">
          <draw:text-box>
            <text:p><text:span text:style-name="T2">ڑ</text:span></text:p>
          </draw:text-box>
        </draw:frame>
        <draw:frame draw:style-name="gr60" draw:layer="layout" svg:width="0.324cm" svg:height="0.469cm" svg:x="1.85cm" svg:y="1.60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61" draw:text-style-name="P2" draw:layer="layout" svg:x1="1.402cm" svg:y1="1.869cm" svg:x2="1.92cm" svg:y2="1.869cm">
          <text:p/>
        </draw:line>
        <draw:line draw:style-name="gr61" draw:text-style-name="P2" draw:layer="layout" svg:x1="2.153cm" svg:y1="1.879cm" svg:x2="2.631cm" svg:y2="1.879cm">
          <text:p/>
        </draw:line>
        <draw:line draw:style-name="gr61" draw:text-style-name="P2" draw:layer="layout" svg:x1="3.845cm" svg:y1="0.936cm" svg:x2="3.178cm" svg:y2="0.376cm">
          <text:p/>
        </draw:line>
        <draw:line draw:style-name="gr61" draw:text-style-name="P2" draw:layer="layout" svg:x1="3.799cm" svg:y1="3.119cm" svg:x2="3.132cm" svg:y2="3.67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!DOCTYPE math  PUBLIC '-//OpenOffice.org//DTD Modified W3C MathML 1.01//EN'  'math.dtd'>
<math:math xmlns:math="http://www.w3.org/1998/Math/MathML">
  <math:semantics>
    <math:mi>i</math:mi>
    <math:annotation math:encoding="StarMath 5.0">i</math:annotation>
  </math:semantics>
</math:math>
</file>